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star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875cm" svg:height="9.906cm" svg:x="2.905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75cm" svg:height="9.906cm" svg:x="2.905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921cm" svg:x="7.731cm" svg:y="5.445cm">
          <text:p text:style-name="P1"><text:span text:style-name="T1">AskMenards Logo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921cm" svg:x="7.858cm" svg:y="14.335cm">
          <text:p text:style-name="P1"><text:span text:style-name="T1">AskMenards Log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016cm" svg:x="6.207cm" svg:y="9.509cm">
          <text:p text:style-name="P1">Regis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143cm" svg:x="9.636cm" svg:y="9.382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731cm" svg:height="5.842cm" svg:x="4.302cm" svg:y="17.51cm">
          <text:p text:style-name="P3">First Name</text:p>
          <text:p text:style-name="P3">Last Name</text:p>
          <text:p text:style-name="P3">Address</text:p>
          <text:p text:style-name="P3">City</text:p>
          <text:p text:style-name="P3">State</text:p>
          <text:p text:style-name="P3">Zip</text:p>
          <text:p text:style-name="P3">Username</text:p>
          <text:p text:style-name="P3">Passw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207cm" svg:height="5.715cm" svg:x="12.684cm" svg:y="17.51cm">
          <text:p text:style-name="P1">Language</text:p>
          <text:p text:style-name="P1">About this </text:p>
          <text:p text:style-name="P1">Website</text:p>
          <text:p text:style-name="P1">Not Being</text:p>
          <text:p text:style-name="P1">Associated </text:p>
          <text:p text:style-name="P1">With</text:p>
          <text:p text:style-name="P1">Menard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143cm" svg:x="13.192cm" svg:y="9.382cm">
          <text:p text:style-name="P1">About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1.143cm" svg:height="0.635cm" svg:x="8.112cm" svg:y="23.225cm">
          <text:p text:style-name="P1">Submit</text:p>
        </draw:rect>
        <draw:rect draw:style-name="gr3" draw:text-style-name="P1" draw:layer="layout" svg:width="1.905cm" svg:height="0.635cm" svg:x="9.636cm" svg:y="23.225cm">
          <text:p text:style-name="P1">Reset</text:p>
        </draw:rect>
      </draw:page>
      <draw:page draw:name="page2" draw:style-name="dp1" draw:master-page-name="Default">
        <draw:custom-shape draw:style-name="gr1" draw:text-style-name="P1" draw:layer="layout" svg:width="15.875cm" svg:height="9.906cm" svg:x="2.905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75cm" svg:height="9.906cm" svg:x="2.905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2.921cm" svg:x="7.985cm" svg:y="4.683cm">
          <text:p text:style-name="P1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2.921cm" svg:x="8.239cm" svg:y="14.843cm">
          <text:p text:style-name="P1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557cm" svg:height="3.175cm" svg:x="5.572cm" svg:y="7.477cm">
          <text:p text:style-name="P1">Thank you for registering!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26cm" svg:height="1.937cm" svg:x="8.747cm" svg:y="10.271cm">
          <text:p text:style-name="P1">Question Butt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176cm" svg:height="1.016cm" svg:x="5.826cm" svg:y="18.653cm">
          <text:p text:style-name="P1">Question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1.143cm" svg:height="0.635cm" svg:x="13.573cm" svg:y="20.177cm">
          <text:p text:style-name="P1">Submit</text:p>
        </draw:rect>
        <draw:rect draw:style-name="gr3" draw:text-style-name="P1" draw:layer="layout" svg:width="1.905cm" svg:height="0.635cm" svg:x="15.224cm" svg:y="20.177cm">
          <text:p text:style-name="P1">Reset</text:p>
        </draw:rect>
      </draw:page>
      <draw:page draw:name="page3" draw:style-name="dp1" draw:master-page-name="Default">
        <draw:custom-shape draw:style-name="gr1" draw:text-style-name="P1" draw:layer="layout" svg:width="15.875cm" svg:height="9.906cm" svg:x="2.905cm" svg:y="2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875cm" svg:height="9.906cm" svg:x="2.905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2.921cm" svg:x="7.731cm" svg:y="4.556cm">
          <text:p text:style-name="P1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2.921cm" svg:x="7.985cm" svg:y="15.478cm">
          <text:p text:style-name="P1">AskMenards Logo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428cm" draw:transform="skewX (0.0190240888467346) translate (8.239cm 7.985cm)">
          <text:p text:style-name="P1">Username</text:p>
          <text:p text:style-name="P1">Password</text:p>
          <text:p text:style-name="P1"><text:s text:c="10"/></text:p>
          <draw:enhanced-geometry svg:viewBox="0 0 21600 21600" draw:type="rectangle" draw:enhanced-path="M 0 0 L 21600 0 21600 21600 0 21600 0 0 Z N"/>
        </draw:custom-shape>
        <draw:rect draw:style-name="gr3" draw:text-style-name="P1" draw:layer="layout" svg:width="1.143cm" svg:height="0.508cm" svg:x="11.414cm" svg:y="10.906cm">
          <text:p text:style-name="P1">Submit</text:p>
        </draw:rect>
        <draw:rect draw:style-name="gr3" draw:text-style-name="P1" draw:layer="layout" svg:width="1.905cm" svg:height="0.635cm" svg:x="13.065cm" svg:y="10.779cm">
          <text:p text:style-name="P1">Reset</text:p>
        </draw:rect>
        <draw:custom-shape draw:style-name="gr2" draw:text-style-name="P1" draw:layer="layout" svg:width="8.128cm" svg:height="4.064cm" svg:x="6.842cm" svg:y="19.034cm">
          <text:p text:style-name="P1">Thank you for submitting</text:p>
          <text:p text:style-name="P1">Your question. We will be</text:p>
          <text:p text:style-name="P1">Getting back to you shortly</text:p>
          <text:p text:style-name="P1">With an answer.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5.875cm" svg:height="9.906cm" svg:x="2.905cm" svg:y="2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2.921cm" svg:x="3.286cm" svg:y="3.159cm">
          <text:p text:style-name="P1"><text:span text:style-name="T1">AskMenards Logo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25cm" svg:height="5.207cm" svg:x="6.207cm" svg:y="6.842cm">
          <text:p text:style-name="P1">About Section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Chalmers</meta:initial-creator>
    <meta:creation-date>2016-04-26T20:13:11.67</meta:creation-date>
    <dc:date>2016-04-26T20:53:40.21</dc:date>
    <dc:creator>Bob Chalmers</dc:creator>
    <meta:editing-duration>PT30M43S</meta:editing-duration>
    <meta:editing-cycles>4</meta:editing-cycles>
    <meta:generator>OpenOffice/4.1.2$Win32 OpenOffice.org_project/412m3$Build-9782</meta:generator>
    <meta:document-statistic meta:object-count="31"/>
  </office:meta>
</office:document-meta>
</file>